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b31" officeooo:paragraph-rsid="00076b31"/>
    </style:style>
    <style:style style:name="P2" style:family="paragraph" style:parent-style-name="Text_20_body" style:list-style-name="L1">
      <style:text-properties officeooo:rsid="00076b31" officeooo:paragraph-rsid="00076b31"/>
    </style:style>
    <style:style style:name="P3" style:family="paragraph" style:parent-style-name="Text_20_body">
      <style:text-properties officeooo:rsid="0008ff0b" officeooo:paragraph-rsid="0008ff0b"/>
    </style:style>
    <style:style style:name="P4" style:family="paragraph" style:parent-style-name="Text_20_body" style:list-style-name="L2">
      <style:text-properties officeooo:rsid="0008ff0b" officeooo:paragraph-rsid="0008ff0b"/>
    </style:style>
    <style:style style:name="P5" style:family="paragraph" style:parent-style-name="Text_20_body" style:list-style-name="L1">
      <style:text-properties officeooo:rsid="0008ff0b" officeooo:paragraph-rsid="0008ff0b"/>
    </style:style>
    <style:style style:name="P6" style:family="paragraph" style:parent-style-name="Text_20_body" style:list-style-name="L2">
      <style:text-properties officeooo:rsid="000a646f" officeooo:paragraph-rsid="000a646f"/>
    </style:style>
    <style:style style:name="P7" style:family="paragraph" style:parent-style-name="Text_20_body">
      <style:text-properties officeooo:rsid="000a646f" officeooo:paragraph-rsid="000a646f"/>
    </style:style>
    <style:style style:name="P8" style:family="paragraph" style:parent-style-name="Text_20_body" style:list-style-name="L3">
      <style:text-properties officeooo:rsid="000a646f" officeooo:paragraph-rsid="000a646f"/>
    </style:style>
    <style:style style:name="P9" style:family="paragraph" style:parent-style-name="Text_20_body" style:list-style-name="L4">
      <style:text-properties officeooo:rsid="000a646f" officeooo:paragraph-rsid="000a646f"/>
    </style:style>
    <style:style style:name="P10" style:family="paragraph" style:parent-style-name="Heading_20_2">
      <style:text-properties officeooo:rsid="0008ff0b" officeooo:paragraph-rsid="0008ff0b"/>
    </style:style>
    <style:style style:name="P11" style:family="paragraph" style:parent-style-name="Heading_20_2">
      <style:text-properties officeooo:rsid="000a646f" officeooo:paragraph-rsid="000a64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64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ES DONORPERFECT</text:p>
      <text:p text:style-name="P1"/>
      <text:h text:style-name="Heading_20_2" text:outline-level="2">DP.DBF</text:h>
      <text:p text:style-name="P3">Base principale</text:p>
      <text:list xml:id="list4485680795714594451" text:style-name="L1">
        <text:list-item>
          <text:p text:style-name="P2">DONOR2 : ID principal =&gt; int</text:p>
        </text:list-item>
        <text:list-item>
          <text:p text:style-name="P2">FONCTION : fonction dans le camp =&gt; texte</text:p>
        </text:list-item>
        <text:list-item>
          <text:p text:style-name="P2">ANONYME : =&gt; bool</text:p>
        </text:list-item>
        <text:list-item>
          <text:p text:style-name="P2">NAIS_DT : date de naissance =&gt; None or year-month-day</text:p>
        </text:list-item>
        <text:list-item>
          <text:p text:style-name="P2">SEXE : =&gt; [F|M]</text:p>
        </text:list-item>
        <text:list-item>
          <text:p text:style-name="P2">NOMAIL : ne reçoit plus les envois =&gt; inactive</text:p>
        </text:list-item>
        <text:list-item>
          <text:p text:style-name="P2">NOEMAIL : ne souhaite pas de courriels =&gt; à déterminer</text:p>
        </text:list-item>
        <text:list-item>
          <text:p text:style-name="P2">LANGUAGE : [<text:span text:style-name="T1">A</text:span>|D|E|<text:span text:style-name="T1">F</text:span>|I] =&gt; à traduire</text:p>
        </text:list-item>
        <text:list-item>
          <text:p text:style-name="P2">TYPE : AS, CO, CP, EG, EN,FO, IN</text:p>
        </text:list-item>
        <text:list-item>
          <text:p text:style-name="P5">DEL_DT : existe ??</text:p>
        </text:list-item>
      </text:list>
      <text:h text:style-name="P10" text:outline-level="2">DPADD.BDF </text:h>
      <text:p text:style-name="P3">Adresses, si plusieurs, prendre la dernière</text:p>
      <text:list xml:id="list3253348062080273116" text:style-name="L2">
        <text:list-item>
          <text:p text:style-name="P4">FNAME</text:p>
        </text:list-item>
        <text:list-item>
          <text:p text:style-name="P4">LNAME</text:p>
        </text:list-item>
        <text:list-item>
          <text:p text:style-name="P4">ADD</text:p>
        </text:list-item>
        <text:list-item>
          <text:p text:style-name="P4">ADD2</text:p>
        </text:list-item>
        <text:list-item>
          <text:p text:style-name="P4">CITY</text:p>
        </text:list-item>
        <text:list-item>
          <text:p text:style-name="P4">ST : Canton =&gt; Attention : valeurs erratiques et False</text:p>
        </text:list-item>
        <text:list-item>
          <text:p text:style-name="P4"><text:s/>ZIP</text:p>
        </text:list-item>
        <text:list-item>
          <text:p text:style-name="P4">COUNTRY : pays =&gt; attention valeurs erratiques</text:p>
        </text:list-item>
        <text:list-item>
          <text:p text:style-name="P4">DONOR</text:p>
        </text:list-item>
        <text:list-item>
          <text:p text:style-name="P4">DEL_DT =&gt; s<text:span text:style-name="T2">i!= False alors ignorer</text:span></text:p>
        </text:list-item>
        <text:list-item>
          <text:p text:style-name="P6">MOD_DT =&gt; write_date</text:p>
        </text:list-item>
        <text:list-item>
          <text:p text:style-name="P6">CR_DT =&gt; create_date</text:p>
        </text:list-item>
      </text:list>
      <text:h text:style-name="P11" text:outline-level="2">DPOTHER.DBF</text:h>
      <text:p text:style-name="P7">Inscriptions aux camps =&gt; champ description pour recherche</text:p>
      <text:list xml:id="list5956243664006910957" text:style-name="L3">
        <text:list-item>
          <text:p text:style-name="P8">DESCR_F</text:p>
        </text:list-item>
        <text:list-item>
          <text:p text:style-name="P8">GROUPE</text:p>
        </text:list-item>
        <text:list-item>
          <text:p text:style-name="P8"><text:soft-page-break/>DONOR</text:p>
        </text:list-item>
        <text:list-item>
          <text:p text:style-name="P8">DEL_DT =&gt;!=False alors ignorer</text:p>
        </text:list-item>
        <text:list-item>
          <text:p text:style-name="P8">ANNE</text:p>
        </text:list-item>
        <text:list-item>
          <text:p text:style-name="P8">NUMERO_C</text:p>
        </text:list-item>
      </text:list>
      <text:h text:style-name="P11" text:outline-level="2">DPPHONE.DBF</text:h>
      <text:list xml:id="list6335854729231445013" text:style-name="L4">
        <text:list-item>
          <text:p text:style-name="P9">DONOR</text:p>
        </text:list-item>
        <text:list-item>
          <text:p text:style-name="P9">PHONE : champ de texte avec valeurs selon type</text:p>
        </text:list-item>
        <text:list-item>
          <text:p text:style-name="P9">PHTYPE : EMAIL, FAX, NATL, PRIVÉ, PROF. =&gt; attention aux accents lors des tests !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Frey</meta:initial-creator>
    <meta:creation-date>2014-01-20T18:56:34.857431908</meta:creation-date>
    <dc:date>2014-01-20T19:12:51.366255973</dc:date>
    <dc:creator>Nicolas Frey</dc:creator>
    <meta:editing-duration>PT7M50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39" meta:word-count="191" meta:character-count="942" meta:non-whitespace-character-count="819"/>
  </office:meta>
</office:document-meta>
</file>